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0.018cm solid #00000a"/>
    </style:style>
    <style:style style:name="T1" style:family="text">
      <style:text-properties fo:color="#000000"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2pt"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29504911870884852" text:style-name="Outline">
        <text:list-item>
          <text:h text:style-name="P1" text:outline-level="1"><text:span text:style-name="T1">Pressemitteilung.</text:span></text:h>
        </text:list-item>
      </text:list>
      <text:p text:style-name="Standard"/>
      <text:p text:style-name="Standard"><text:span text:style-name="T2">Der Schlüssel zu jeder Sprache in einem kleinen Gerät!</text:span></text:p>
      <text:p text:style-name="Standard"><text:span text:style-name="T3">Mit Petac’s werden sie keine Probleme mehr mit Sprachen haben. Unser Produkt ermöglicht ihnen eine Übersetzung in Echtzeit in Vielen verschiedenen Sprachen. So können sie ganz einfach mit einem Knopfdruck, mit der person gegenüber kommunizieren. Nicht nur das Ermöglichen unsere Petac’s. Sie können mit unserem Produkt auch Musik hören und über weit entfernte Distanzen kommunizieren, in dem sie Ganz einfach telefonieren. Für die Benutzung der Petac’s wird nicht einmal eine Internet Verbindung benötigt. Sie können ganz bequem von der Übersetzung zur Musik wechseln ohne irgendwelche Komplikationen. Unser Produkt ist mit einer starken Bluetooth Verbindung verbunden. Weiterhin ist es ganz einfach zu bedienen und ist daher ideal für jede Altersklasse! Schon im Schulalter wird man mit vielen verschieden Sprachen konfrontiert wofür so ein Gerät perfekt geeignet ist. Die Petac’s würde unsere Welt verbinden, da die Kommunikation mit verschiedenen Sprachen erleichtert wird. Unsere besten Ohren Spezialisten haben dafür gesorgt das Petac’s Bequem im Ohr liegen ohne Herauszufall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e74b5" style:font-name="Calibri Light" fo:font-size="16pt" style:font-size-asian="16pt" style:font-name-complex="F" style:font-size-complex="16pt"/>
    </style:style>
    <style:style style:name="Überschrift_20_2_20_Zchn" style:display-name="Überschrift 2 Zchn" style:family="text" style:parent-style-name="Default_20_Paragraph_20_Font">
      <style:text-properties fo:color="#2e74b5" style:font-name="Calibri Light" fo:font-size="13pt" style:font-size-asian="13pt" style:font-name-complex="F" style:font-size-complex="13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Tom Reinhardt</meta:initial-creator>
    <dc:creator>Kevin Renhardt</dc:creator>
    <meta:editing-cycles>4</meta:editing-cycles>
    <meta:creation-date>2019-04-30T06:28:00</meta:creation-date>
    <dc:date>2019-05-02T18:14:50.65</dc:date>
    <meta:editing-duration>P0D</meta:editing-duration>
    <meta:generator>OpenOffice/4.1.5$Win32 OpenOffice.org_project/415m1$Build-9789</meta:generator>
    <meta:document-statistic meta:table-count="0" meta:image-count="0" meta:object-count="0" meta:page-count="1" meta:paragraph-count="3" meta:word-count="165" meta:character-count="115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